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0e4f" officeooo:paragraph-rsid="00170e4f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jo ohjeet:</text:p>
      <text:p text:style-name="P1"/>
      <text:p text:style-name="P1">___</text:p>
      <text:p text:style-name="P1"/>
      <text:p text:style-name="P1">Järjestelmävaatimukset:<text:line-break/>Ladattu <text:span text:style-name="T1">Python 3</text:span>, jossa seuraavat kirjastot:</text:p>
      <text:p text:style-name="P1">pygame,</text:p>
      <text:p text:style-name="P1">os,</text:p>
      <text:p text:style-name="P1">json,</text:p>
      <text:p text:style-name="P1">time,</text:p>
      <text:p text:style-name="P1">re</text:p>
      <text:p text:style-name="P1"/>
      <text:p text:style-name="P1">___</text:p>
      <text:p text:style-name="P1"/>
      <text:p text:style-name="P1">Ajaminen:<text:line-break/>Ajettava tiedosto on project_alice kirjastosta löytyvä project_alice.py. Jotta ajaminen onnistuu, kaikkien tiedostojen on oltava samassa kansiossa kuin missä ne ovat .zip arkistossa. Myöskään tiedostojen nimiä ei saa vaihtaa. Ajaminen tapahtuu navigoimalla komentorivillä hakemistoon project_alice (joka on ensin purettu zip arkistosta ja tallennettu haluttuun paikkaan tietokoneella) ja ajamalla komento</text:p>
      <text:p text:style-name="P1"/>
      <text:p text:style-name="P1">python3 project_alice.py</text:p>
      <text:p text:style-name="P1"/>
      <text:p text:style-name="P1">___</text:p>
      <text:p text:style-name="P1"><text:line-break/>Huomioitavaa:<text:line-break/>Testaus ja kehitys tapahtunut Windows ja Linux käyttöjärjestelmillä, Mac toimivuutta ei voida taat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22:48:49.075508372</meta:creation-date>
    <dc:date>2020-12-31T22:58:43.110647879</dc:date>
    <meta:editing-duration>PT9M55S</meta:editing-duration>
    <meta:editing-cycles>1</meta:editing-cycles>
    <meta:document-statistic meta:table-count="0" meta:image-count="0" meta:object-count="0" meta:page-count="1" meta:paragraph-count="13" meta:word-count="82" meta:character-count="663" meta:non-whitespace-character-count="593"/>
    <meta:generator>LibreOffice/6.4.6.2$Linux_X86_64 LibreOffice_project/40$Build-2</meta:generator>
  </office:meta>
</office:document-meta>
</file>